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6c8" officeooo:paragraph-rsid="001986c8"/>
    </style:style>
    <style:style style:name="P2" style:family="paragraph" style:parent-style-name="Text_20_body">
      <style:text-properties officeooo:paragraph-rsid="001a5437"/>
    </style:style>
    <style:style style:name="P3" style:family="paragraph" style:parent-style-name="Standard">
      <style:paragraph-properties fo:text-align="end" style:justify-single-word="false"/>
      <style:text-properties officeooo:rsid="001986c8" officeooo:paragraph-rsid="001986c8"/>
    </style:style>
    <style:style style:name="P4" style:family="paragraph" style:parent-style-name="Text_20_body" style:list-style-name="L1">
      <style:text-properties officeooo:rsid="001986c8" officeooo:paragraph-rsid="001a5437"/>
    </style:style>
    <style:style style:name="P5" style:family="paragraph" style:parent-style-name="Text_20_body" style:list-style-name="L1">
      <style:text-properties officeooo:rsid="001a5437" officeooo:paragraph-rsid="001a5437"/>
    </style:style>
    <style:style style:name="P6" style:family="paragraph" style:parent-style-name="Text_20_body">
      <style:text-properties officeooo:rsid="001d319d" officeooo:paragraph-rsid="001d319d"/>
    </style:style>
    <style:style style:name="P7" style:family="paragraph" style:parent-style-name="Text_20_body" style:list-style-name="L2">
      <style:text-properties officeooo:rsid="001d319d" officeooo:paragraph-rsid="001d319d"/>
    </style:style>
    <style:style style:name="P8" style:family="paragraph" style:parent-style-name="Text_20_body" style:list-style-name="L2">
      <style:text-properties officeooo:paragraph-rsid="001d319d"/>
    </style:style>
    <style:style style:name="T1" style:family="text">
      <style:text-properties officeooo:rsid="001986c8"/>
    </style:style>
    <style:style style:name="T2" style:family="text">
      <style:text-properties officeooo:rsid="001b4935"/>
    </style:style>
    <style:style style:name="T3" style:family="text">
      <style:text-properties officeooo:rsid="001d31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x McNurlin</text:p>
      <text:p text:style-name="P3">CS121</text:p>
      <text:p text:style-name="P3">Prog Assignment 2</text:p>
      <text:p text:style-name="P3">2/26/16</text:p>
      <text:p text:style-name="P1"/>
      <text:p text:style-name="P6">Program Design</text:p>
      <text:p text:style-name="P6"><text:tab/>Classes:</text:p>
      <text:list xml:id="list6242354745686985206" text:style-name="L2">
        <text:list-item>
          <text:p text:style-name="P8"><text:span text:style-name="T3">ll.h/ll.cpp – The Linked List implementation </text:span></text:p>
          <text:list>
            <text:list-item>
              <text:p text:style-name="P7">ll::ll()</text:p>
            </text:list-item>
            <text:list-item>
              <text:p text:style-name="P7">ll::~ll()</text:p>
            </text:list-item>
            <text:list-item>
              <text:p text:style-name="P7">ll::AddNode()</text:p>
            </text:list-item>
            <text:list-item>
              <text:p text:style-name="P7">ll::DeleteHead()</text:p>
            </text:list-item>
            <text:list-item>
              <text:p text:style-name="P7">ll::GetTop</text:p>
            </text:list-item>
          </text:list>
        </text:list-item>
      </text:list>
      <text:p text:style-name="Text_20_body">Time log:</text:p>
      <text:p text:style-name="P2"><text:tab/><text:span text:style-name="T1">Wed, Feb 24 – </text:span></text:p>
      <text:list xml:id="list5884238256933563744" text:style-name="L1">
        <text:list-item>
          <text:p text:style-name="P4">5:00-6:00 pm</text:p>
        </text:list-item>
        <text:list-item>
          <text:p text:style-name="P5">6:30 – <text:span text:style-name="T2">9:30 p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6:44:44.066468362</meta:creation-date>
    <dc:date>2016-02-25T17:28:33.106771418</dc:date>
    <meta:editing-duration>PT1H43M24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6" meta:word-count="38" meta:character-count="224" meta:non-whitespace-character-count="203"/>
  </office:meta>
</office:document-meta>
</file>